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style:contextual-spacing="true"/>
    </style:style>
    <style:style style:name="P2" style:parent-style-name="Standaard" style:family="paragraph">
      <style:paragraph-properties style:contextual-spacing="true"/>
    </style:style>
    <style:style style:name="P3" style:parent-style-name="Standaard" style:family="paragraph">
      <style:paragraph-properties style:contextual-spacing="true"/>
    </style:style>
    <style:style style:name="P4" style:parent-style-name="Standaard" style:family="paragraph">
      <style:paragraph-properties style:contextual-spacing="true"/>
    </style:style>
    <style:style style:name="P5" style:parent-style-name="Standaard" style:family="paragraph">
      <style:paragraph-properties style:contextual-spacing="true"/>
    </style:style>
    <style:style style:name="P6" style:parent-style-name="Standaard" style:family="paragraph">
      <style:paragraph-properties style:contextual-spacing="true"/>
    </style:style>
    <style:style style:name="P7" style:parent-style-name="Standaard" style:family="paragraph">
      <style:paragraph-properties style:contextual-spacing="true"/>
    </style:style>
    <style:style style:name="P8" style:parent-style-name="Standaard" style:family="paragraph">
      <style:paragraph-properties style:contextual-spacing="true"/>
    </style:style>
    <style:style style:name="P9" style:parent-style-name="Standaard" style:family="paragraph">
      <style:paragraph-properties style:contextual-spacing="true"/>
    </style:style>
    <style:style style:name="P10" style:parent-style-name="Standaard" style:family="paragraph">
      <style:paragraph-properties style:contextual-spacing="true"/>
    </style:style>
    <style:style style:name="P11" style:parent-style-name="Standaard" style:family="paragraph">
      <style:paragraph-properties style:contextual-spacing="true"/>
    </style:style>
    <style:style style:name="P12" style:parent-style-name="Standaard" style:family="paragraph">
      <style:paragraph-properties style:contextual-spacing="true"/>
    </style:style>
    <style:style style:name="P13" style:parent-style-name="Standaard" style:family="paragraph">
      <style:paragraph-properties style:contextual-spacing="true"/>
    </style:style>
  </office:automatic-styles>
  <office:body>
    <office:text text:use-soft-page-breaks="true">
      <text:p text:style-name="P1">Pascal Jansen</text:p>
      <text:p text:style-name="P2">Venloseweg 147</text:p>
      <text:p text:style-name="P3">6041 BW <text:s/>ROERMOND</text:p>
      <text:p text:style-name="P4">GSM: 0622961099</text:p>
      <text:p text:style-name="P5">Email:<text:s/><text:a xlink:href="mailto:pascaljansen@outlook.com" office:target-frame-name="_top" xlink:show="replace"><text:span text:style-name="Hyperlink">pascaljansen@outlook.com</text:span></text:a></text:p>
      <text:p text:style-name="P6">Ordernummer: 186578</text:p>
      <text:p text:style-name="P7"/>
      <text:p text:style-name="P8"/>
      <text:p text:style-name="P9">Geachte,</text:p>
      <text:p text:style-name="P10"/>
      <text:p text:style-name="P11">Bij deze stuur ik het huiswerk door van les 22. Dit is het eerste resultaat. Opmerkingen zie ik graag tegenmoet.<text:s/></text:p>
      <text:p text:style-name="P12"/>
      <text:p text:style-name="P13"/>
      <text:p text:style-name="Standaard">Hieronder staat de Github-link naar de website:</text:p>
      <text:p text:style-name="Standaard"><text:a xlink:href="https://sitesurfer10.github.io/NHA22/les_22_huiswerk/index.html" office:target-frame-name="_top" xlink:show="replace"><text:span text:style-name="Hyperlink">https://sitesurfer10.github.io/NHA22/les_22_huiswerk/index.html</text:span></text:a></text:p>
      <text:p text:style-name="Standaard"/>
      <text:p text:style-name="Standaard"/>
      <text:p text:style-name="Standaard"/>
      <text:p text:style-name="Standaard">Met vriendelijke groet,</text:p>
      <text:p text:style-name="Standaard">Pascal Jansen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line-height="100%"/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1-30T12:05:00Z</meta:creation-date>
    <dc:date>2022-11-30T15:01:00Z</dc:date>
    <meta:template xlink:href="Normal" xlink:type="simple"/>
    <meta:editing-cycles>4</meta:editing-cycles>
    <meta:editing-duration>PT5100S</meta:editing-duration>
    <meta:document-statistic meta:page-count="1" meta:paragraph-count="1" meta:word-count="81" meta:character-count="527" meta:row-count="3" meta:non-whitespace-character-count="447"/>
  </office:meta>
</office:document-meta>
</file>